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IRBadr" svg:font-family="IRBad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</office:font-face-decls>
  <office:automatic-styles>
    <style:style style:name="Table1" style:family="table">
      <style:table-properties style:width="7.075in" fo:margin-left="0in" table:align="left" style:writing-mode="rl-tb"/>
    </style:style>
    <style:style style:name="Table1.A" style:family="table-column">
      <style:table-column-properties style:column-width="0.6014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0.9847in"/>
    </style:style>
    <style:style style:name="Table1.D" style:family="table-column">
      <style:table-column-properties style:column-width="4.0125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0.0819in"/>
    </style:style>
    <style:style style:name="Table1.3" style:family="table-row">
      <style:table-row-properties style:min-row-height="0.0806in"/>
    </style:style>
    <style:style style:name="P1" style:family="paragraph" style:parent-style-name="Standard">
      <style:paragraph-properties fo:line-height="150%" fo:text-align="end" style:justify-single-word="false" style:writing-mode="rl-tb"/>
    </style:style>
    <style:style style:name="P2" style:family="paragraph" style:parent-style-name="Standard">
      <style:paragraph-properties fo:line-height="150%" fo:text-align="start" style:justify-single-word="false" style:writing-mode="rl-tb"/>
    </style:style>
    <style:style style:name="P3" style:family="paragraph" style:parent-style-name="Standard">
      <style:paragraph-properties fo:line-height="150%" fo:text-align="end" style:justify-single-word="false" style:writing-mode="rl-tb"/>
      <style:text-properties style:font-name="IRBadr" style:font-name-complex="IRBadr" style:language-complex="fa" style:country-complex="IR"/>
    </style:style>
    <style:style style:name="P4" style:family="paragraph" style:parent-style-name="Standard">
      <style:paragraph-properties fo:line-height="150%" fo:text-align="end" style:justify-single-word="false" style:writing-mode="rl-tb"/>
      <style:text-properties style:font-name="IRBadr" fo:font-size="16pt" fo:font-weight="bold" style:font-size-asian="16pt" style:font-weight-asian="bold" style:font-name-complex="IRBadr" style:font-size-complex="16pt" style:language-complex="fa" style:country-complex="IR" style:font-weight-complex="bold"/>
    </style:style>
    <style:style style:name="P5" style:family="paragraph" style:parent-style-name="Standard">
      <style:paragraph-properties fo:line-height="150%" fo:text-align="center" style:justify-single-word="false" style:writing-mode="rl-tb"/>
      <style:text-properties style:font-name="IRBadr" fo:font-size="24pt" fo:font-weight="bold" style:font-size-asian="24pt" style:font-weight-asian="bold" style:font-name-complex="IRBadr" style:font-size-complex="24pt" style:language-complex="fa" style:country-complex="IR" style:font-weight-complex="bold"/>
    </style:style>
    <style:style style:name="P6" style:family="paragraph" style:parent-style-name="Standard">
      <style:paragraph-properties fo:line-height="150%" style:writing-mode="rl-tb"/>
      <style:text-properties style:font-name="IRBadr" fo:font-size="14pt" fo:font-weight="bold" style:font-size-asian="14pt" style:font-weight-asian="bold" style:font-name-complex="IRBadr" style:font-size-complex="14pt" style:language-complex="fa" style:country-complex="IR" style:font-weight-complex="bold"/>
    </style:style>
    <style:style style:name="P7" style:family="paragraph" style:parent-style-name="Text_20_body">
      <style:paragraph-properties style:writing-mode="rl-tb"/>
      <style:text-properties officeooo:rsid="000d715d" officeooo:paragraph-rsid="000d715d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/>
      <style:text-properties fo:text-transform="uppercase" style:font-name="IRBadr" style:font-name-complex="IRBadr"/>
    </style:style>
    <style:style style:name="P10" style:family="paragraph" style:parent-style-name="Text_20_body">
      <style:text-properties style:font-name="IRBadr" style:font-name-complex="IRBadr"/>
    </style:style>
    <style:style style:name="P11" style:family="paragraph" style:parent-style-name="Text_20_body">
      <style:paragraph-properties fo:line-height="150%"/>
      <style:text-properties style:font-name="IRBadr" style:font-name-complex="IRBadr"/>
    </style:style>
    <style:style style:name="P12" style:family="paragraph" style:parent-style-name="Text_20_body">
      <style:paragraph-properties fo:text-align="end" style:justify-single-word="false"/>
      <style:text-properties style:font-name="IRBadr" style:font-name-complex="IRBadr"/>
    </style:style>
    <style:style style:name="P13" style:family="paragraph" style:parent-style-name="Text_20_body">
      <style:text-properties style:font-name="IRBadr" officeooo:rsid="0009180e" officeooo:paragraph-rsid="0009180e" style:font-name-complex="IRBadr"/>
    </style:style>
    <style:style style:name="P14" style:family="paragraph" style:parent-style-name="Text_20_body">
      <style:text-properties style:font-name="IRBadr" officeooo:rsid="000b3a9e" officeooo:paragraph-rsid="000b3a9e" style:font-name-complex="IRBadr"/>
    </style:style>
    <style:style style:name="P15" style:family="paragraph" style:parent-style-name="Text_20_body">
      <style:text-properties style:font-name="IRBadr" officeooo:rsid="000d715d" officeooo:paragraph-rsid="000d715d" style:font-name-complex="IRBadr"/>
    </style:style>
    <style:style style:name="P16" style:family="paragraph" style:parent-style-name="Text_20_body">
      <style:text-properties officeooo:paragraph-rsid="000d715d"/>
    </style:style>
    <style:style style:name="P17" style:family="paragraph" style:parent-style-name="Normal">
      <style:paragraph-properties fo:line-height="150%" fo:break-before="page"/>
      <style:text-properties style:font-name="IRBadr" style:font-name-complex="IRBadr"/>
    </style:style>
    <style:style style:name="P18" style:family="paragraph" style:parent-style-name="Text_20_body" style:list-style-name="L1">
      <style:paragraph-properties fo:line-height="150%"/>
      <style:text-properties style:font-name="IRBadr" style:font-name-complex="IRBadr"/>
    </style:style>
    <style:style style:name="P19" style:family="paragraph" style:parent-style-name="Text_20_body" style:list-style-name="L2">
      <style:paragraph-properties fo:line-height="150%"/>
      <style:text-properties style:font-name="IRBadr" style:font-name-complex="IRBadr"/>
    </style:style>
    <style:style style:name="P20" style:family="paragraph" style:parent-style-name="Text_20_body" style:list-style-name="L2">
      <style:paragraph-properties fo:line-height="150%"/>
      <style:text-properties style:font-name="IRBadr" officeooo:paragraph-rsid="00079ff6" style:font-name-complex="IRBadr"/>
    </style:style>
    <style:style style:name="P21" style:family="paragraph" style:parent-style-name="Text_20_body">
      <style:text-properties style:font-name="IRBadr" officeooo:rsid="00114960" officeooo:paragraph-rsid="00114960" style:font-name-complex="IRBadr"/>
    </style:style>
    <style:style style:name="P22" style:family="paragraph" style:parent-style-name="Text_20_body" style:list-style-name="L2">
      <style:paragraph-properties fo:line-height="150%"/>
      <style:text-properties style:font-name="IRBadr" officeooo:rsid="001325ab" officeooo:paragraph-rsid="001325ab" style:font-name-complex="IRBadr"/>
    </style:style>
    <style:style style:name="P23" style:family="paragraph" style:parent-style-name="Text_20_body" style:list-style-name="L1">
      <style:paragraph-properties fo:line-height="150%"/>
      <style:text-properties style:font-name="IRBadr" officeooo:rsid="0014f78c" officeooo:paragraph-rsid="0014f78c" style:font-name-complex="IRBadr"/>
    </style:style>
    <style:style style:name="P24" style:family="paragraph" style:parent-style-name="Text_20_body">
      <style:text-properties style:font-name="IRBadr" officeooo:rsid="0016f5f5" officeooo:paragraph-rsid="0016f5f5" style:font-name-complex="IRBadr"/>
    </style:style>
    <style:style style:name="P25" style:family="paragraph" style:parent-style-name="Text_20_body">
      <style:text-properties style:font-name="IRBadr" officeooo:rsid="0019dc20" officeooo:paragraph-rsid="0019dc20" style:font-name-complex="IRBadr"/>
    </style:style>
    <style:style style:name="P26" style:family="paragraph" style:parent-style-name="Text_20_body">
      <style:paragraph-properties fo:text-align="end" style:justify-single-word="false"/>
      <style:text-properties style:font-name="IRBadr" style:font-name-complex="IRBadr"/>
    </style:style>
    <style:style style:name="P27" style:family="paragraph" style:parent-style-name="Text_20_body">
      <style:text-properties style:font-name="IRBadr" officeooo:rsid="001a63b1" officeooo:paragraph-rsid="001a63b1" style:font-name-complex="IRBadr"/>
    </style:style>
    <style:style style:name="P28" style:family="paragraph" style:parent-style-name="Text_20_body" style:list-style-name="L1">
      <style:paragraph-properties fo:line-height="150%"/>
    </style:style>
    <style:style style:name="P29" style:family="paragraph" style:parent-style-name="Text_20_body">
      <style:paragraph-properties fo:line-height="150%"/>
      <style:text-properties officeooo:rsid="0015951c" officeooo:paragraph-rsid="0015951c"/>
    </style:style>
    <style:style style:name="P30" style:family="paragraph" style:parent-style-name="Text_20_body">
      <style:paragraph-properties fo:line-height="150%" style:writing-mode="rl-tb"/>
      <style:text-properties officeooo:paragraph-rsid="001325ab"/>
    </style:style>
    <style:style style:name="P31" style:family="paragraph" style:parent-style-name="Standard" style:master-page-name="MP0">
      <style:paragraph-properties fo:line-height="150%" fo:text-align="center" style:justify-single-word="false" style:page-number="auto" fo:break-before="page" style:writing-mode="rl-tb"/>
    </style:style>
    <style:style style:name="P32" style:family="paragraph" style:parent-style-name="Standard">
      <style:paragraph-properties fo:line-height="150%" fo:text-align="center" style:justify-single-word="false" style:writing-mode="rl-tb"/>
      <style:text-properties officeooo:paragraph-rsid="00114960"/>
    </style:style>
    <style:style style:name="P33" style:family="paragraph" style:parent-style-name="Standard">
      <style:paragraph-properties fo:line-height="150%" fo:text-align="center" style:justify-single-word="false" style:writing-mode="rl-tb"/>
      <style:text-properties style:font-name="IRBadr" fo:font-size="24pt" fo:font-weight="bold" officeooo:paragraph-rsid="00114960" style:font-size-asian="24pt" style:font-weight-asian="bold" style:font-name-complex="IRBadr" style:font-size-complex="24pt" style:language-complex="fa" style:country-complex="IR" style:font-weight-complex="bold"/>
    </style:style>
    <style:style style:name="P34" style:family="paragraph" style:parent-style-name="Heading_20_1">
      <style:text-properties style:font-name="IRBadr" style:font-name-complex="IRBadr"/>
    </style:style>
    <style:style style:name="P35" style:family="paragraph" style:parent-style-name="Heading_20_2">
      <style:paragraph-properties style:writing-mode="rl-tb"/>
    </style:style>
    <style:style style:name="P36" style:family="paragraph" style:parent-style-name="Heading_20_2">
      <style:paragraph-properties style:writing-mode="rl-tb"/>
      <style:text-properties style:font-name="IRBadr" style:font-name-complex="IRBadr"/>
    </style:style>
    <style:style style:name="P37" style:family="paragraph" style:parent-style-name="Heading_20_2">
      <style:paragraph-properties fo:line-height="150%" style:writing-mode="rl-tb"/>
      <style:text-properties style:font-name="IRBadr" style:font-name-complex="IRBadr"/>
    </style:style>
    <style:style style:name="P38" style:family="paragraph" style:parent-style-name="Heading_20_2">
      <style:paragraph-properties fo:line-height="150%" style:writing-mode="rl-tb"/>
    </style:style>
    <style:style style:name="T1" style:family="text">
      <style:text-properties fo:text-transform="uppercase" style:font-name="IRBadr" style:font-name-complex="IRBadr"/>
    </style:style>
    <style:style style:name="T2" style:family="text">
      <style:text-properties fo:text-transform="uppercase" style:font-name="IRBadr" officeooo:rsid="000678aa" style:font-name-complex="IRBadr"/>
    </style:style>
    <style:style style:name="T3" style:family="text">
      <style:text-properties style:font-name="IRBadr" style:font-name-complex="IRBadr"/>
    </style:style>
    <style:style style:name="T4" style:family="text">
      <style:text-properties style:font-name="IRBadr" style:font-name-complex="IRBadr" style:language-complex="fa" style:country-complex="IR"/>
    </style:style>
    <style:style style:name="T5" style:family="text">
      <style:text-properties style:font-name="IRBadr" officeooo:rsid="000678aa" style:font-name-complex="IRBadr"/>
    </style:style>
    <style:style style:name="T6" style:family="text">
      <style:text-properties style:font-name="IRBadr" officeooo:rsid="000d715d" style:font-name-complex="IRBadr"/>
    </style:style>
    <style:style style:name="T7" style:family="text">
      <style:text-properties style:font-name="IRBadr" officeooo:rsid="0015951c" style:font-name-complex="IRBadr"/>
    </style:style>
    <style:style style:name="T8" style:family="text">
      <style:text-properties style:font-name="IRBadr" officeooo:rsid="001a63b1" style:font-name-complex="IRBadr"/>
    </style:style>
    <style:style style:name="T9" style:family="text">
      <style:text-properties style:font-name="IRBadr" officeooo:rsid="00114960" style:font-name-complex="IRBadr"/>
    </style:style>
    <style:style style:name="T10" style:family="text">
      <style:text-properties style:font-name="IRBadr" fo:font-weight="bold" style:font-weight-asian="bold" style:font-name-complex="IRBadr" style:language-complex="fa" style:country-complex="IR" style:font-weight-complex="bold"/>
    </style:style>
    <style:style style:name="T11" style:family="text">
      <style:text-properties style:font-name="IRBadr" fo:font-size="16pt" fo:font-weight="bold" style:font-size-asian="16pt" style:font-weight-asian="bold" style:font-name-complex="IRBadr" style:font-size-complex="16pt" style:language-complex="fa" style:country-complex="IR" style:font-weight-complex="bold"/>
    </style:style>
    <style:style style:name="T12" style:family="text">
      <style:text-properties style:font-name="IRBadr" fo:font-size="24pt" fo:font-weight="bold" style:font-size-asian="24pt" style:font-weight-asian="bold" style:font-name-complex="IRBadr" style:font-size-complex="24pt" style:language-complex="fa" style:country-complex="IR" style:font-weight-complex="bold"/>
    </style:style>
    <style:style style:name="T13" style:family="text">
      <style:text-properties style:font-name="IRBadr" fo:font-size="24pt" fo:font-weight="bold" officeooo:rsid="00114960" style:font-size-asian="24pt" style:font-weight-asian="bold" style:font-name-complex="IRBadr" style:font-size-complex="24pt" style:language-complex="fa" style:country-complex="IR" style:font-weight-complex="bold"/>
    </style:style>
    <style:style style:name="T14" style:family="text">
      <style:text-properties style:font-name="IRBadr" fo:font-size="14pt" fo:font-weight="bold" style:font-size-asian="14pt" style:font-weight-asian="bold" style:font-name-complex="IRBadr" style:font-size-complex="14pt" style:language-complex="fa" style:country-complex="IR" style:font-weight-complex="bold"/>
    </style:style>
    <style:style style:name="T15" style:family="text">
      <style:text-properties style:font-name="IRBadr" fo:font-size="14pt" fo:font-weight="bold" officeooo:rsid="00114960" style:font-size-asian="14pt" style:font-weight-asian="bold" style:font-name-complex="IRBadr" style:font-size-complex="14pt" style:language-complex="fa" style:country-complex="IR" style:font-weight-complex="bold"/>
    </style:style>
    <style:style style:name="T16" style:family="text">
      <style:text-properties style:font-name="IRBadr" fo:background-color="#ffff00" loext:char-shading-value="0" style:font-name-complex="IRBadr"/>
    </style:style>
    <style:style style:name="T17" style:family="text">
      <style:text-properties style:font-name="IRBadr" fo:background-color="#ffff00" loext:char-shading-value="0" style:font-name-complex="IRBadr" style:language-complex="fa" style:country-complex="IR"/>
    </style:style>
    <style:style style:name="T18" style:family="text">
      <style:text-properties style:font-name="IRBadr" officeooo:rsid="001325ab" fo:background-color="transparent" loext:char-shading-value="0" style:font-name-complex="IRBadr" style:language-complex="fa" style:country-complex="IR"/>
    </style:style>
    <style:style style:name="T19" style:family="text">
      <style:text-properties officeooo:rsid="000678aa"/>
    </style:style>
    <style:style style:name="T20" style:family="text">
      <style:text-properties officeooo:rsid="0009180e"/>
    </style:style>
    <style:style style:name="T21" style:family="text">
      <style:text-properties officeooo:rsid="000af9f1"/>
    </style:style>
    <style:style style:name="T22" style:family="text">
      <style:text-properties officeooo:rsid="000b3a9e"/>
    </style:style>
    <style:style style:name="T23" style:family="text">
      <style:text-properties officeooo:rsid="000bb84f"/>
    </style:style>
    <style:style style:name="T24" style:family="text">
      <style:text-properties style:use-window-font-color="true" style:font-name="IRBadr" officeooo:rsid="000d715d" fo:background-color="transparent" loext:char-shading-value="0" style:font-name-complex="IRBadr"/>
    </style:style>
    <style:style style:name="T25" style:family="text">
      <style:text-properties officeooo:rsid="00114960"/>
    </style:style>
    <style:style style:name="T26" style:family="text">
      <style:text-properties officeooo:rsid="00079ff6"/>
    </style:style>
    <style:style style:name="T27" style:family="text">
      <style:text-properties officeooo:rsid="00144c8b"/>
    </style:style>
    <style:style style:name="T28" style:family="text">
      <style:text-properties officeooo:rsid="0015951c"/>
    </style:style>
    <style:style style:name="T29" style:family="text">
      <style:text-properties officeooo:rsid="0016f5f5"/>
    </style:style>
    <style:style style:name="T30" style:family="text">
      <style:text-properties officeooo:rsid="001805a1"/>
    </style:style>
    <style:style style:name="T31" style:family="text">
      <style:text-properties officeooo:rsid="001a63b1"/>
    </style:style>
    <text:list-style style:name="L1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Default_20_Paragraph_20_Font"><text:span text:style-name="T10">باسمه تعالی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Default_20_Paragraph_20_Font"><text:span text:style-name="T11">طرح برگزاری:</text:span></text:span></text:p>
      <text:p text:style-name="P4"/>
      <text:p text:style-name="P32"><text:span text:style-name="Default_20_Paragraph_20_Font"><text:span text:style-name="T12">جشن روز آزادی نرم‌افزار 201</text:span></text:span><text:span text:style-name="Default_20_Paragraph_20_Font"><text:span text:style-name="T13">6</text:span></text:span></text:p>
      <text:p text:style-name="P33">Software Freedom Day 201<text:span text:style-name="T25">6</text:span></text:p>
      <text:p text:style-name="P5"/>
      <text:p text:style-name="P5"/>
      <text:p text:style-name="P5"/>
      <text:p text:style-name="P5"><text:soft-page-break/></text:p>
      <text:p text:style-name="P6"/>
      <text:p text:style-name="P2"><text:span text:style-name="Default_20_Paragraph_20_Font"><text:span text:style-name="T14">مجری طرح: گروه کاربران لینوکس </text:span></text:span><text:span text:style-name="Default_20_Paragraph_20_Font"><text:span text:style-name="T15">شیراز</text:span></text:span></text:p>
      <text:p text:style-name="P2"><text:span text:style-name="Default_20_Paragraph_20_Font"><text:span text:style-name="T15">پاییز</text:span></text:span><text:span text:style-name="Default_20_Paragraph_20_Font"><text:span text:style-name="T14"> </text:span></text:span><text:span text:style-name="Default_20_Paragraph_20_Font"><text:span text:style-name="T15">۱۳۹۵</text:span></text:span><text:span text:style-name="Default_20_Paragraph_20_Font"><text:span text:style-name="T14"> خورشیدی</text:span></text:span></text:p>
      <text:h text:style-name="P34" text:outline-level="1">1- مقدمه</text:h>
      <text:p text:style-name="P11">گروه کاربران گنو/لینوکس <text:span text:style-name="T25">شیراز</text:span> که همواره برای پیشرفت سطح عملی جامعه تلاش کرده است، با برگزاری همایش‌ها و مراسمی همچون <text:span text:style-name="T25">آموزش برنامه نویسی اسکرچ به کودکان</text:span> در سال‌های <text:span text:style-name="T25">۱۳۹۴</text:span> <text:s/>به این مهم همت گمارده است.</text:p>
      <text:p text:style-name="P11"><text:span text:style-name="T25">جشن روز آزادی نرم‌افزار</text:span> در سراسر جهان توسط گروه‌های کاربران لینوکس و نهادهای مردمی ناسودبر به صورت جمعی و جهت پیشرفت سطح عملی جامعه برگزار می‌شود، گامی مهم در جهت آگاه‌سازی جامعه نسبت به حق خود در رابطه با استفاده آزادانه از نرم‌افزارها<text:span text:style-name="T25">ست</text:span>.</text:p>
      <text:p text:style-name="P11">با توجه به پیشرفت سیستم‌عامل‌ها و نرم‌افزارهای آزاد بسیار زیادی که به جامعه در جهت پیشبرد اهداف خود سود می‌رسانند و نیز طبق فرمایشات مقام معظم رهبری (مدظله العالی) در خصوص حمایت از تولیدات ملی و توسعه‌ی جنبش نرم‎‌افزاری بر آن شدیم تا به این مهم، که جز پیشرفت جامعه نیست، جامه عمل بپوشانیم.</text:p>
      <text:p text:style-name="P11">برگزاری این جشن در سطح <text:span text:style-name="T25">کشور</text:span> طرحی است که در صورت پشتیبانی، با مدیریت اجرایی گروه کاربران گنو/لینوکس <text:span text:style-name="T25">شیراز</text:span> پروژه‌ای موفقیت‌آمیز و تحسین برانگیز خواهد بود که ثمره‌ی آن جز ارتقا سطح علمی جامعه، پیشرفت نیروی متخصص و آگاه‌سازی افراد جامعه نخواهد بود.</text:p>
      <text:p text:style-name="P11"/>
      <text:h text:style-name="P34" text:outline-level="1"><text:soft-page-break/>2- اهداف</text:h>
      <text:list xml:id="list2606423673783821369" text:style-name="L1">
        <text:list-item>
          <text:p text:style-name="P18">اشاعه فرهنگ نرم‎ افزارهای آزاد</text:p>
        </text:list-item>
        <text:list-item>
          <text:p text:style-name="P18">آگاه‌سازی جامعه از حق خود در استفاده از نرم‌افزارهای رایانه‌ای و موبایل</text:p>
        </text:list-item>
        <text:list-item>
          <text:p text:style-name="P18">معرفی فناوری‌های جدید در این عرصه</text:p>
        </text:list-item>
        <text:list-item>
          <text:p text:style-name="P18">آشنایی با نرم‌افزارهای آزاد کاربردی</text:p>
        </text:list-item>
        <text:list-item>
          <text:p text:style-name="P23">آموزش <text:span text:style-name="T28">برنامه نویسی</text:span> از طریق کد نرم<text:span text:style-name="T28">‌</text:span>افزارهای آزاد</text:p>
        </text:list-item>
        <text:list-item>
          <text:p text:style-name="P28"><text:span text:style-name="T3">تعیین خط مشی و راهبرد پیشرفت با استفاده از این نرم‌افزارها</text:span></text:p>
        </text:list-item>
      </text:list>
      <text:p text:style-name="P11"/>
      <text:p text:style-name="P11"/>
      <text:p text:style-name="P11"/>
      <text:p text:style-name="P17"/>
      <text:h text:style-name="P34" text:outline-level="1">3- تعریف</text:h>
      <text:p text:style-name="P11">جشن روز آزادی نرم‌افزار 2<text:span text:style-name="T19">016</text:span> شامل بخش‌های زیر خواهد بود:</text:p>
      <text:h text:style-name="P37" text:outline-level="2">3-1- برنامه‌ی اصلی جشن:</text:h>
      <text:p text:style-name="P8"><text:span text:style-name="T3">برنامه‌ی اصلی جشن شامل چند سخنرانی</text:span><text:span text:style-name="T5"> یا ارائه </text:span><text:span text:style-name="T3"><text:s/>یک یا دو نفره خواهد بود که در آن به بحث‌هایی از قبیل نرم‎‌افزارها و فناوری‌های جدید و </text:span><text:span text:style-name="T7">ایده‌های نو</text:span><text:span text:style-name="T3"> </text:span><text:span text:style-name="T7">و </text:span><text:span text:style-name="T3">نیز راه‌های کسب درآمد و پیشرفت جامعه بحث خواهد شد. </text:span><text:span text:style-name="Default_20_Paragraph_20_Font"><text:span text:style-name="T16">برنامه‌ی سخنرانی‌ها به صورت جدول در این قسمت بیاید!!!</text:span></text:span></text:p>
      <text:p text:style-name="P11"/>
      <text:h text:style-name="P37" text:outline-level="2">3-2- برنامه‌های فرعی جشن:</text:h>
      <text:p text:style-name="P8"><text:span text:style-name="T3">از برنامه</text:span><text:span text:style-name="Default_20_Paragraph_20_Font"><text:span text:style-name="T1">‌های فرعی جشن به برگزاری کارگاه‌‎های تخصصی آموزشی، پذیرایی</text:span></text:span><text:span text:style-name="Default_20_Paragraph_20_Font"><text:span text:style-name="T2"> و تور شیراز گردی و </text:span></text:span><text:span text:style-name="Default_20_Paragraph_20_Font"><text:span text:style-name="T1"><text:s/>نیز تحویل هدایای حضار می‌توان اشاره کرد.</text:span></text:span></text:p>
      <text:p text:style-name="P8"><text:span text:style-name="Default_20_Paragraph_20_Font"><text:span text:style-name="T1"/></text:span></text:p>
      <text:p text:style-name="P9"/>
      <text:h text:style-name="P38" text:outline-level="2"><text:span text:style-name="T3">3-3- مراحل برگزاری:</text:span><text:span text:style-name="Default_20_Paragraph_20_Font"><text:span text:style-name="T4"> </text:span></text:span><text:span text:style-name="Default_20_Paragraph_20_Font"><text:span text:style-name="T17">(توضیح مفصل شود)</text:span></text:span></text:h>
      <text:p text:style-name="P30"><text:span text:style-name="Default_20_Paragraph_20_Font"><text:span text:style-name="T18">مراسم در دو روز برگزار میگردد که هر روز آن شامل برنامه زیر می گردد:</text:span></text:span></text:p>
      <text:list xml:id="list5645223214508000475" text:style-name="L2">
        <text:list-item>
          <text:p text:style-name="P19">قبل از شروع مراسم: ارایه برگه‌ی زمانبندی‌های مراحل برگزاری به حضار به همراه سوالات مسابقه و خودکار هدیه</text:p>
        </text:list-item>
        <text:list-item>
          <text:p text:style-name="P19">شروع مراسم با تلاوت قرآن و خوشامدگویی به حضار</text:p>
        </text:list-item>
        <text:list-item>
          <text:p text:style-name="P19">ارایه برنامه جشن و دعوت از حضار برای شرکت در کارگاه‌ها به همراه دعوت از حضار برای شرکت در جلسات هفتگی</text:p>
        </text:list-item>
        <text:list-item>
          <text:p text:style-name="P19">سخنرانی‌ها</text:p>
        </text:list-item>
        <text:list-item>
          <text:p text:style-name="P19"><text:soft-page-break/><text:s/><text:span text:style-name="T27">استراحت و </text:span>پذیرایی اول</text:p>
        </text:list-item>
        <text:list-item>
          <text:p text:style-name="P20"><text:span text:style-name="T26">ادامه ارائه ها</text:span></text:p>
        </text:list-item>
        <text:list-item>
          <text:p text:style-name="P19">ارایه هدایا به تمام حضار (کیسه پارچه‌ای با لوگو گروه و حامیان + کتاب + دی‌وی‌دی)</text:p>
        </text:list-item>
        <text:list-item>
          <text:p text:style-name="P19">کارگاه(ها)</text:p>
        </text:list-item>
        <text:list-item>
          <text:p text:style-name="P19">پذیرایی دوم</text:p>
        </text:list-item>
        <text:list-item>
          <text:p text:style-name="P22">تور شیرازگردی <text:s/><text:span text:style-name="T27">و بازدید از نقاط تاریخی و <text:s/>تفریحی</text:span></text:p>
        </text:list-item>
      </text:list>
      <text:h text:style-name="P37" text:outline-level="2">3-4- <text:span text:style-name="T28">تقدیر و قدردانی از ارائه دهندگان</text:span>:</text:h>
      <text:p text:style-name="P29"><text:span text:style-name="T3">برای تمامی ارائه دهندگان همایش و کارگاه‌ها هدایایی به رسم یادبود تقدیم خواهد شد. همچنین برای سخنرانان کلیدی هدایای ویژه در نظر گرفته می‌شود.</text:span></text:p>
      <text:p text:style-name="P11"/>
      <text:h text:style-name="P34" text:outline-level="1"><text:span text:style-name="Default_20_Paragraph_20_Font"><text:span text:style-name="T4"/></text:span></text:h>
      <text:h text:style-name="P34" text:outline-level="1">5- مدیریت اجرایی:</text:h>
      <text:h text:style-name="P36" text:outline-level="2">5-1- مجری طرح:</text:h>
      <text:p text:style-name="P10">گروه کاربران گنو/لینوکس <text:span text:style-name="T20">شیراز </text:span><text:s/>برای برگزاری این جشن از شرکت‌ها و گروه‌های مختلفی بهره خواهد برد و در انتخاب این گروه‌ها و شرکت‌‎ها و نحوه‌ی همکاری با آنها مستقل عمل خواهد کرد.</text:p>
      <text:p text:style-name="P13"/>
      <text:h text:style-name="P36" text:outline-level="2">5-2- هزینه‌ها و امکانات مورد نیاز:</text:h>
      <text:p text:style-name="P10">امکانات و هزینه‌های جشن به شرح زیر است که هرکدام از حامیان برنامه می‌توانند با پرداخت هزینه‌های ذکر شده یا تامین هر کدام از <text:soft-page-break/>موارد زیر به حمایت از جشن بپردازند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ردیف</text:p>
          </table:table-cell>
          <table:table-cell table:style-name="Table1.A1" office:value-type="string">
            <text:p text:style-name="P10">شرح</text:p>
          </table:table-cell>
          <table:table-cell table:style-name="Table1.A1" office:value-type="string">
            <text:p text:style-name="P10">هزینه (ریال)</text:p>
          </table:table-cell>
          <table:table-cell table:style-name="Table1.A1" office:value-type="string">
            <text:p text:style-name="P10">توضیحات</text:p>
          </table:table-cell>
        </table:table-row>
        <table:table-row table:style-name="Table1.2">
          <table:table-cell table:style-name="Table1.A1" table:number-rows-spanned="3" office:value-type="string">
            <text:p text:style-name="P27">۱</text:p>
          </table:table-cell>
          <table:table-cell table:style-name="Table1.A1" table:number-rows-spanned="3" office:value-type="string">
            <text:p text:style-name="P10">تبلیغات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هزینه‌ی بنر و تبلیغات کاغذی و ارسال به نهادهای مختلف مثل دانشگاه‌ها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اسپانسر</text:p>
          </table:table-cell>
          <table:table-cell table:style-name="Table1.A1" office:value-type="string">
            <text:p text:style-name="P10">تبلیغات محیطی در سطح استان <text:span text:style-name="T21">فارس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تبلیغات در وب‌سایت‌ها</text:p>
          </table:table-cell>
        </table:table-row>
        <table:table-row table:style-name="Table1.3">
          <table:table-cell table:style-name="Table1.A1" office:value-type="string">
            <text:p text:style-name="P27">۲</text:p>
          </table:table-cell>
          <table:table-cell table:style-name="Table1.A1" office:value-type="string">
            <text:p text:style-name="P10">مکان برگزار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4">دانشگاه شیراز<text:span text:style-name="T30">(سالن و کارگاه)</text:span></text:p>
          </table:table-cell>
        </table:table-row>
        <table:table-row table:style-name="Table1.3">
          <table:table-cell table:style-name="Table1.A1" office:value-type="string">
            <text:p text:style-name="P27">۳</text:p>
          </table:table-cell>
          <table:table-cell table:style-name="Table1.A1" office:value-type="string">
            <text:p text:style-name="P10">پذیرای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در <text:span text:style-name="T29">سه</text:span> مرحله شامل آبمیوه، کیک و <text:span text:style-name="T22">پالوده یا بستنی</text:span> <text:span text:style-name="T29">به ازای هر روز</text:span></text:p>
          </table:table-cell>
        </table:table-row>
        <table:table-row table:style-name="Table1.2">
          <table:table-cell table:style-name="Table1.A1" office:value-type="string">
            <text:p text:style-name="P27">۴</text:p>
          </table:table-cell>
          <table:table-cell table:style-name="Table1.A1" office:value-type="string">
            <text:p text:style-name="P24">هدایای ارائه دهندگان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24">هدایای سخنرانان کلیدی و سایر ارائه دهندگان</text:p>
          </table:table-cell>
        </table:table-row>
        <table:table-row table:style-name="Table1.3">
          <table:table-cell table:style-name="Table1.A1" office:value-type="string">
            <text:p text:style-name="P27">۵</text:p>
          </table:table-cell>
          <table:table-cell table:style-name="Table1.A1" office:value-type="string">
            <text:p text:style-name="P12">لوازم اجرای کارگاه‌ها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4">ویدئو پروژکتور،سیستم صوتی...</text:p>
          </table:table-cell>
        </table:table-row>
        <table:table-row table:style-name="Table1.3">
          <table:table-cell table:style-name="Table1.A1" office:value-type="string">
            <text:p text:style-name="P27">۶</text:p>
          </table:table-cell>
          <table:table-cell table:style-name="Table1.A1" office:value-type="string">
            <text:p text:style-name="P12">تن‌پوش‌های مجریان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4">تی شرت و اتیکت</text:p>
          </table:table-cell>
        </table:table-row>
        <table:table-row table:style-name="Table1.3">
          <table:table-cell table:style-name="Table1.A1" office:value-type="string">
            <text:p text:style-name="P27">۷</text:p>
          </table:table-cell>
          <table:table-cell table:style-name="Table1.A1" office:value-type="string">
            <text:p text:style-name="P12">هزینه‌های جانب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10">حمل و نق<text:span text:style-name="T22">ل</text:span> کارکنان و ...، تامین اینترنت، هدایا از جمله کیسه‌ی چاپ خورده <text:span text:style-name="T23">مقوایی و پیکسل <text:s/></text:span>و ...</text:p>
          </table:table-cell>
        </table:table-row>
        <table:table-row table:style-name="Table1.3">
          <table:table-cell table:style-name="Table1.A1" office:value-type="string">
            <text:p text:style-name="P27">۸</text:p>
          </table:table-cell>
          <table:table-cell table:style-name="Table1.A1" office:value-type="string">
            <text:p text:style-name="P12">هزینه‌ی چاپ <text:s/>و تولید سی‌دی و دی‌وی‌دی</text:p>
          </table:table-cell>
          <table:table-cell table:style-name="Table1.A1" office:value-type="string">
            <text:p text:style-name="P10">X</text:p>
          </table:table-cell>
          <table:table-cell table:style-name="Table1.A1" office:value-type="string">
            <text:p text:style-name="P25"><text:s/>ویدئوهای آموزشی تهیه شده توسط <text:span text:style-name="T31">اعضای جامعه نرم‌افزارهای آزاد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12">جمع هزینه‌ها:</text:p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0"/>
      <text:h text:style-name="P36" text:outline-level="2">5-3- زمان‌بندی اجرایی:</text:h>
      <text:p text:style-name="Text_20_body"><text:span text:style-name="Default_20_Paragraph_20_Font"><text:span text:style-name="T16">زمان‌بندی در این قسمت بیاید!!!</text:span></text:span></text:p>
      <text:p text:style-name="P10"/>
      <text:h text:style-name="P36" text:outline-level="2">5-4- مکان برگزاری:</text:h>
      <text:p text:style-name="Text_20_body"><text:span text:style-name="Default_20_Paragraph_20_Font"><text:span text:style-name="T16">توضیح داده شود!!!</text:span></text:span></text:p>
      <text:p text:style-name="P10"/>
      <text:h text:style-name="P34" text:outline-level="1"><text:soft-page-break/>6- حمایت از جشن:</text:h>
      <text:p text:style-name="Text_20_body"><text:span text:style-name="T3"/></text:p>
      <text:h text:style-name="P36" text:outline-level="2">6-1- شرایط حامیان:</text:h>
      <text:p text:style-name="P16"><text:span text:style-name="Default_20_Paragraph_20_Font"><text:span text:style-name="T24"/></text:span></text:p>
      <text:p text:style-name="P15"/>
      <text:h text:style-name="P35" text:outline-level="2"><text:span text:style-name="T3">6-2- فرصت تبلیغاتی</text:span><text:span text:style-name="T6">:</text:span></text:h>
      <text:p text:style-name="P7"><text:span text:style-name="T3"><text:s/></text:span><text:span text:style-name="T9">داشتن فرصت برای معرفی محصولات <text:s/>یا خدمات</text:span></text:p>
      <text:p text:style-name="P21"><text:s/></text:p>
      <text:h text:style-name="P34" text:outline-level="1">7- دبیرخانه‌‎ی جشن:</text:h>
      <text:p text:style-name="Text_20_body"><text:span text:style-name="Default_20_Paragraph_20_Font"><text:span text:style-name="T16">اطلاعات تماس گروه اینجا بیاید!!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IRBadr" svg:font-family="IRBad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" svg:font-family="'Lucida Sans'" style:font-family-generic="swiss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 style:writing-mode="rl-tb"/>
      <style:text-properties fo:font-size="10.5pt" style:font-size-asian="10.5pt" style:font-name-complex="B Nazanin" style:font-family-complex="'B Nazanin'" style:font-family-generic-complex="system" style:font-pitch-complex="variable" style:font-size-complex="13pt" style:language-complex="fa" style:country-complex="IR" style:font-weight-complex="bold" fo:hyphenate="false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line-height="150%" fo:text-align="end" style:justify-single-word="false" fo:hyphenation-ladder-count="no-limit" style:page-number="auto" style:writing-mode="rl-tb"/>
      <style:text-properties style:font-name="B Titr" fo:font-family="'B Titr'" style:font-family-generic="system" style:font-pitch="variable" fo:font-weight="bold" style:font-weight-asian="bold" style:font-name-complex="B Titr" style:font-family-complex="'B Titr'" style:font-family-generic-complex="system" style:font-pitch-complex="variable" style:language-complex="fa" style:country-complex="IR" style:font-weight-complex="bold" fo:hyphenate="false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text-align="end" style:justify-single-word="false" fo:hyphenation-ladder-count="no-limit"/>
      <style:text-properties style:font-name="B Titr" fo:font-family="'B Titr'" style:font-family-generic="system" style:font-pitch="variable" fo:font-weight="bold" style:font-weight-asian="bold" style:font-name-complex="B Titr" style:font-family-complex="'B Titr'" style:font-family-generic-complex="system" style:font-pitch-complex="variable" style:font-size-complex="12pt" style:language-complex="fa" style:country-complex="IR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3-07-05T09:45:00Z</meta:creation-date>
    <dc:date>2016-06-06T13:13:06.214853829</dc:date>
    <meta:print-date>2013-07-05T09:44:00Z</meta:print-date>
    <meta:editing-cycles>10</meta:editing-cycles>
    <meta:editing-duration>PT15M39S</meta:editing-duration>
    <meta:document-statistic meta:table-count="1" meta:image-count="0" meta:object-count="0" meta:page-count="7" meta:paragraph-count="95" meta:word-count="732" meta:character-count="3827" meta:non-whitespace-character-count="3193"/>
    <meta:template xlink:type="simple" xlink:actuate="onRequest" xlink:title="" xlink:href="Normal.dotm"/>
  </office:meta>
</office:document-meta>
</file>